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5154d" officeooo:paragraph-rsid="0588c429"/>
    </style:style>
    <style:style style:name="P4" style:family="paragraph" style:parent-style-name="Text_20_body">
      <style:text-properties officeooo:rsid="054704fb" officeooo:paragraph-rsid="0588c429"/>
    </style:style>
    <style:style style:name="P5" style:family="paragraph" style:parent-style-name="Text_20_body">
      <style:text-properties officeooo:rsid="054b5b05" officeooo:paragraph-rsid="05a3eb1c"/>
    </style:style>
    <style:style style:name="P6" style:family="paragraph" style:parent-style-name="Text_20_body">
      <style:text-properties officeooo:rsid="0559ea0a" officeooo:paragraph-rsid="05a3eb1c"/>
    </style:style>
    <style:style style:name="P7" style:family="paragraph" style:parent-style-name="Text_20_body">
      <style:paragraph-properties fo:text-align="center" style:justify-single-word="false"/>
      <style:text-properties officeooo:paragraph-rsid="05a3eb1c"/>
    </style:style>
    <style:style style:name="P8" style:family="paragraph" style:parent-style-name="Text_20_body">
      <style:text-properties officeooo:paragraph-rsid="05a3eb1c"/>
    </style:style>
    <style:style style:name="P9" style:family="paragraph" style:parent-style-name="Text_20_body">
      <style:text-properties officeooo:rsid="057087f4" officeooo:paragraph-rsid="05a3eb1c"/>
    </style:style>
    <style:style style:name="P10" style:family="paragraph" style:parent-style-name="Heading_20_2">
      <style:paragraph-properties fo:text-align="end" style:justify-single-word="false" style:writing-mode="rl-tb"/>
      <style:text-properties officeooo:rsid="052623dc" officeooo:paragraph-rsid="05970ad6"/>
    </style:style>
    <style:style style:name="P11" style:family="paragraph" style:parent-style-name="Heading_20_2">
      <style:paragraph-properties fo:text-align="end" style:justify-single-word="false" style:writing-mode="rl-tb"/>
      <style:text-properties officeooo:rsid="052623dc" officeooo:paragraph-rsid="05a3eb1c"/>
    </style:style>
    <style:style style:name="P12" style:family="paragraph" style:parent-style-name="Text_20_body">
      <style:paragraph-properties fo:text-align="end" style:justify-single-word="false" style:writing-mode="rl-tb"/>
      <style:text-properties officeooo:paragraph-rsid="05970ad6"/>
    </style:style>
    <style:style style:name="P13" style:family="paragraph" style:parent-style-name="Text_20_body">
      <style:paragraph-properties fo:text-align="end" style:justify-single-word="false" style:writing-mode="rl-tb"/>
      <style:text-properties officeooo:paragraph-rsid="05a4e8a7"/>
    </style:style>
    <style:style style:name="P14" style:family="paragraph" style:parent-style-name="Text_20_body">
      <style:paragraph-properties fo:text-align="end" style:justify-single-word="false" style:writing-mode="rl-tb"/>
      <style:text-properties officeooo:rsid="052623dc" officeooo:paragraph-rsid="05a4e8a7"/>
    </style:style>
    <style:style style:name="P15" style:family="paragraph" style:parent-style-name="Text_20_body">
      <style:paragraph-properties fo:text-align="start" style:justify-single-word="false" style:writing-mode="lr-tb"/>
      <style:text-properties style:font-name="Courier New" officeooo:paragraph-rsid="05970ad6" style:font-name-complex="Courier New1"/>
    </style:style>
    <style:style style:name="P16" style:family="paragraph" style:parent-style-name="Text_20_body">
      <style:paragraph-properties fo:line-height="100%" fo:text-align="start" style:justify-single-word="false" style:writing-mode="lr-tb"/>
      <style:text-properties style:font-name="Courier New" officeooo:rsid="04af6545" officeooo:paragraph-rsid="05970ad6"/>
    </style:style>
    <style:style style:name="P17" style:family="paragraph" style:parent-style-name="Text_20_body">
      <style:paragraph-properties fo:text-align="center" style:justify-single-word="false" style:writing-mode="lr-tb"/>
      <style:text-properties style:font-name="Monospace1" officeooo:rsid="06f4f4f5" officeooo:paragraph-rsid="05a3eb1c"/>
    </style:style>
    <style:style style:name="P18" style:family="paragraph" style:parent-style-name="Text_20_body">
      <style:paragraph-properties fo:text-align="center" style:justify-single-word="false" style:writing-mode="lr-tb"/>
      <style:text-properties style:text-position="0% 100%" style:font-name="Monospace1" officeooo:rsid="06e6f50b" officeooo:paragraph-rsid="05a3eb1c" style:font-name-complex="David CLM"/>
    </style:style>
    <style:style style:name="P19" style:family="paragraph" style:parent-style-name="Text_20_body">
      <style:paragraph-properties fo:text-align="start" style:justify-single-word="false" style:writing-mode="lr-tb"/>
      <style:text-properties officeooo:paragraph-rsid="05a3eb1c"/>
    </style:style>
    <style:style style:name="P20" style:family="paragraph" style:parent-style-name="Text_20_body">
      <style:paragraph-properties fo:text-align="start" style:justify-single-word="false" style:writing-mode="lr-tb"/>
      <style:text-properties officeooo:rsid="056f47ac" officeooo:paragraph-rsid="05a3eb1c"/>
    </style:style>
    <style:style style:name="P21" style:family="paragraph" style:parent-style-name="Heading_20_2">
      <style:text-properties officeooo:paragraph-rsid="05970ad6"/>
    </style:style>
    <style:style style:name="P22" style:family="paragraph" style:parent-style-name="Heading_20_2">
      <style:text-properties officeooo:paragraph-rsid="05a4e8a7"/>
    </style:style>
    <style:style style:name="P23" style:family="paragraph" style:parent-style-name="Heading_20_1">
      <style:paragraph-properties fo:line-height="100%"/>
      <style:text-properties officeooo:rsid="04af6545" officeooo:paragraph-rsid="04af6545"/>
    </style:style>
    <style:style style:name="P24" style:family="paragraph" style:parent-style-name="Heading_20_2">
      <style:paragraph-properties fo:line-height="100%"/>
      <style:text-properties officeooo:rsid="04af6545" officeooo:paragraph-rsid="05a77177"/>
    </style:style>
    <style:style style:name="P25" style:family="paragraph" style:parent-style-name="Heading_20_2">
      <style:text-properties officeooo:paragraph-rsid="05a77177"/>
    </style:style>
    <style:style style:name="P26" style:family="paragraph" style:parent-style-name="Heading_20_2">
      <style:text-properties officeooo:rsid="056f47ac" officeooo:paragraph-rsid="05a3eb1c"/>
    </style:style>
    <style:style style:name="P27" style:family="paragraph" style:parent-style-name="Heading_20_2">
      <style:paragraph-properties fo:text-align="end" style:justify-single-word="false" style:writing-mode="rl-tb"/>
      <style:text-properties officeooo:paragraph-rsid="05a77177"/>
    </style:style>
    <style:style style:name="P28" style:family="paragraph" style:parent-style-name="Standard">
      <style:text-properties officeooo:paragraph-rsid="05a77177"/>
    </style:style>
    <style:style style:name="P29" style:family="paragraph" style:parent-style-name="Text_20_body" style:list-style-name="L1">
      <style:text-properties officeooo:paragraph-rsid="05a3eb1c"/>
    </style:style>
    <style:style style:name="P30" style:family="paragraph" style:parent-style-name="Text_20_body" style:list-style-name="L1">
      <style:text-properties officeooo:rsid="056f4007" officeooo:paragraph-rsid="05a3eb1c"/>
    </style:style>
    <style:style style:name="P31" style:family="paragraph" style:parent-style-name="Text_20_body">
      <style:text-properties officeooo:rsid="0559ea0a" officeooo:paragraph-rsid="05a3eb1c"/>
    </style:style>
    <style:style style:name="P32" style:family="paragraph" style:parent-style-name="Text_20_body">
      <style:text-properties officeooo:rsid="0559ea0a" officeooo:paragraph-rsid="05a77177"/>
    </style:style>
    <style:style style:name="P33" style:family="paragraph" style:parent-style-name="Text_20_body">
      <style:text-properties officeooo:rsid="0592d04b" officeooo:paragraph-rsid="05a77177"/>
    </style:style>
    <style:style style:name="P34" style:family="paragraph" style:parent-style-name="Text_20_body">
      <style:text-properties officeooo:rsid="04af6545" officeooo:paragraph-rsid="05a77177"/>
    </style:style>
    <style:style style:name="P35" style:family="paragraph" style:parent-style-name="Text_20_body">
      <style:text-properties officeooo:rsid="057de717" officeooo:paragraph-rsid="05a77177"/>
    </style:style>
    <style:style style:name="P36" style:family="paragraph" style:parent-style-name="Text_20_body">
      <style:text-properties officeooo:rsid="0580b830" officeooo:paragraph-rsid="05a77177"/>
    </style:style>
    <style:style style:name="P37" style:family="paragraph" style:parent-style-name="Text_20_body">
      <style:text-properties style:font-name="David CLM" officeooo:rsid="05a7e788" officeooo:paragraph-rsid="05a77177" style:font-name-complex="David CLM"/>
    </style:style>
    <style:style style:name="P38" style:family="paragraph" style:parent-style-name="Text_20_body">
      <style:text-properties officeooo:paragraph-rsid="05a77177"/>
    </style:style>
    <style:style style:name="P39" style:family="paragraph" style:parent-style-name="Text_20_body" style:list-style-name="WWNum2">
      <style:paragraph-properties fo:text-align="end" style:justify-single-word="false" style:writing-mode="rl-tb"/>
      <style:text-properties officeooo:paragraph-rsid="05970ad6"/>
    </style:style>
    <style:style style:name="P40" style:family="paragraph" style:parent-style-name="Text_20_body" style:list-style-name="WWNum2">
      <style:paragraph-properties fo:text-align="end" style:justify-single-word="false" style:writing-mode="rl-tb"/>
      <style:text-properties officeooo:paragraph-rsid="05a4e8a7"/>
    </style:style>
    <style:style style:name="P41" style:family="paragraph" style:parent-style-name="Text_20_body">
      <style:paragraph-properties fo:text-align="end" style:justify-single-word="false" style:writing-mode="rl-tb"/>
      <style:text-properties officeooo:paragraph-rsid="05a77177"/>
    </style:style>
    <style:style style:name="P42" style:family="paragraph" style:parent-style-name="Text_20_body" style:list-style-name="L2">
      <style:paragraph-properties fo:text-align="end" style:justify-single-word="false" style:writing-mode="rl-tb"/>
      <style:text-properties style:font-name="Monospace" officeooo:rsid="05ddc49b" officeooo:paragraph-rsid="05a77177" style:font-size-asian="10.5pt" style:font-name-complex="David CLM1" style:font-weight-complex="normal"/>
    </style:style>
    <style:style style:name="P43" style:family="paragraph" style:parent-style-name="Text_20_body">
      <style:paragraph-properties fo:text-align="end" style:justify-single-word="false" style:writing-mode="rl-tb"/>
      <style:text-properties style:font-name="Monospace" officeooo:rsid="05ddc49b" officeooo:paragraph-rsid="05a77177" style:font-size-asian="10.5pt" style:font-name-complex="David CLM1" style:font-weight-complex="normal"/>
    </style:style>
    <style:style style:name="P44" style:family="paragraph" style:parent-style-name="Text_20_body">
      <style:paragraph-properties fo:text-align="end" style:justify-single-word="false" style:writing-mode="rl-tb"/>
      <style:text-properties officeooo:rsid="05de1f54" officeooo:paragraph-rsid="05a77177"/>
    </style:style>
    <style:style style:name="P45" style:family="paragraph" style:parent-style-name="Text_20_body">
      <style:paragraph-properties fo:text-align="end" style:justify-single-word="false" style:writing-mode="rl-tb"/>
      <style:text-properties officeooo:rsid="05b55798" officeooo:paragraph-rsid="05a77177"/>
    </style:style>
    <style:style style:name="P46" style:family="paragraph" style:parent-style-name="Text_20_body">
      <style:paragraph-properties fo:text-align="end" style:justify-single-word="false" style:writing-mode="rl-tb"/>
      <style:text-properties officeooo:rsid="05b72671" officeooo:paragraph-rsid="05a77177"/>
    </style:style>
    <style:style style:name="P47" style:family="paragraph" style:parent-style-name="Text_20_body">
      <style:paragraph-properties fo:line-height="100%" fo:text-align="start" style:justify-single-word="false" style:writing-mode="lr-tb"/>
      <style:text-properties officeooo:rsid="056d91e5" officeooo:paragraph-rsid="05a3eb1c"/>
    </style:style>
    <style:style style:name="P48" style:family="paragraph" style:parent-style-name="Text_20_body">
      <style:paragraph-properties fo:line-height="100%" fo:text-align="start" style:justify-single-word="false" style:writing-mode="lr-tb"/>
      <style:text-properties style:font-name="David CLM" officeooo:rsid="05be1fb1" officeooo:paragraph-rsid="05a77177" style:font-name-complex="David CLM"/>
    </style:style>
    <style:style style:name="P49" style:family="paragraph" style:parent-style-name="Text_20_body" style:list-style-name="L4">
      <style:paragraph-properties fo:text-align="start" style:justify-single-word="false" style:writing-mode="lr-tb"/>
      <style:text-properties style:font-name="Monospace" officeooo:rsid="05ddc49b" officeooo:paragraph-rsid="05a77177" style:font-size-asian="10.5pt" style:font-name-complex="David CLM1" style:font-weight-complex="normal"/>
    </style:style>
    <style:style style:name="P50" style:family="paragraph" style:parent-style-name="Text_20_body">
      <style:paragraph-properties fo:text-align="start" style:justify-single-word="false" style:writing-mode="lr-tb"/>
      <style:text-properties style:font-name="Monospace" officeooo:rsid="05b43595" officeooo:paragraph-rsid="05a77177" style:font-size-asian="10.5pt" style:font-name-complex="David CLM1" style:font-weight-complex="normal"/>
    </style:style>
    <style:style style:name="P51" style:family="paragraph" style:parent-style-name="Text_20_body">
      <style:paragraph-properties fo:text-align="start" style:justify-single-word="false" style:writing-mode="lr-tb"/>
      <style:text-properties officeooo:rsid="05b43595" officeooo:paragraph-rsid="05a77177"/>
    </style:style>
    <style:style style:name="P52" style:family="paragraph" style:parent-style-name="Text_20_body">
      <style:paragraph-properties fo:text-align="start" style:justify-single-word="false" style:writing-mode="lr-tb"/>
      <style:text-properties officeooo:paragraph-rsid="05a77177"/>
    </style:style>
    <style:style style:name="P53" style:family="paragraph" style:parent-style-name="Text_20_body">
      <style:paragraph-properties fo:text-align="start" style:justify-single-word="false" style:writing-mode="lr-tb"/>
      <style:text-properties officeooo:rsid="05b55798" officeooo:paragraph-rsid="05a77177"/>
    </style:style>
    <style:style style:name="P54" style:family="paragraph" style:parent-style-name="Text_20_body">
      <style:paragraph-properties fo:text-align="start" style:justify-single-word="false" style:writing-mode="lr-tb"/>
      <style:text-properties officeooo:rsid="05b72671" officeooo:paragraph-rsid="05a77177"/>
    </style:style>
    <style:style style:name="T1" style:family="text">
      <style:text-properties officeooo:rsid="05226f8d"/>
    </style:style>
    <style:style style:name="T2" style:family="text">
      <style:text-properties officeooo:rsid="0552d90d"/>
    </style:style>
    <style:style style:name="T3" style:family="text">
      <style:text-properties officeooo:rsid="05510f7d"/>
    </style:style>
    <style:style style:name="T4" style:family="text">
      <style:text-properties officeooo:rsid="054745e0"/>
    </style:style>
    <style:style style:name="T5" style:family="text">
      <style:text-properties officeooo:rsid="05751e91"/>
    </style:style>
    <style:style style:name="T6" style:family="text">
      <style:text-properties officeooo:rsid="0576311b"/>
    </style:style>
    <style:style style:name="T7" style:family="text">
      <style:text-properties officeooo:rsid="0588c429"/>
    </style:style>
    <style:style style:name="T8" style:family="text">
      <style:text-properties officeooo:rsid="058afe47"/>
    </style:style>
    <style:style style:name="T9" style:family="text">
      <style:text-properties officeooo:rsid="058cf789"/>
    </style:style>
    <style:style style:name="T10" style:family="text">
      <style:text-properties officeooo:rsid="058da123"/>
    </style:style>
    <style:style style:name="T11" style:family="text">
      <style:text-properties officeooo:rsid="05948eba"/>
    </style:style>
    <style:style style:name="T12" style:family="text">
      <style:text-properties officeooo:rsid="05970ad6"/>
    </style:style>
    <style:style style:name="T13" style:family="text">
      <style:text-properties officeooo:rsid="059e88a9"/>
    </style:style>
    <style:style style:name="T14" style:family="text">
      <style:text-properties officeooo:rsid="059f08ac"/>
    </style:style>
    <style:style style:name="T15" style:family="text">
      <style:text-properties fo:language="en" fo:country="US" officeooo:rsid="05a16e1e"/>
    </style:style>
    <style:style style:name="T16" style:family="text">
      <style:text-properties officeooo:rsid="05a083c3"/>
    </style:style>
    <style:style style:name="T17" style:family="text">
      <style:text-properties officeooo:rsid="054b5b05"/>
    </style:style>
    <style:style style:name="T18" style:family="text">
      <style:text-properties officeooo:rsid="054c25e1"/>
    </style:style>
    <style:style style:name="T19" style:family="text">
      <style:text-properties officeooo:rsid="054bc636"/>
    </style:style>
    <style:style style:name="T20" style:family="text">
      <style:text-properties officeooo:rsid="05aea357"/>
    </style:style>
    <style:style style:name="T21" style:family="text">
      <style:text-properties style:font-name-complex="David CLM"/>
    </style:style>
    <style:style style:name="T22" style:family="text">
      <style:text-properties officeooo:rsid="06f8e5ea" style:font-name-complex="David CLM"/>
    </style:style>
    <style:style style:name="T23" style:family="text">
      <style:text-properties style:text-position="0% 100%" officeooo:rsid="06e6f50b" style:font-name-complex="David CLM"/>
    </style:style>
    <style:style style:name="T24" style:family="text">
      <style:text-properties style:text-position="0% 100%" officeooo:rsid="056f4007" style:font-name-complex="David CLM"/>
    </style:style>
    <style:style style:name="T25" style:family="text">
      <style:text-properties officeooo:rsid="056ebe90"/>
    </style:style>
    <style:style style:name="T26" style:family="text">
      <style:text-properties officeooo:rsid="056f1a03"/>
    </style:style>
    <style:style style:name="T27" style:family="text">
      <style:text-properties fo:font-style="italic" style:font-style-asian="italic" style:font-style-complex="italic"/>
    </style:style>
    <style:style style:name="T28" style:family="text">
      <style:text-properties fo:font-style="italic" officeooo:rsid="05a8ffe8" style:font-style-asian="italic" style:font-style-complex="italic"/>
    </style:style>
    <style:style style:name="T29" style:family="text">
      <style:text-properties officeooo:rsid="0598c2f0"/>
    </style:style>
    <style:style style:name="T30" style:family="text">
      <style:text-properties officeooo:rsid="05b315b7"/>
    </style:style>
    <style:style style:name="T31" style:family="text">
      <style:text-properties officeooo:rsid="059c065b"/>
    </style:style>
    <style:style style:name="T32" style:family="text">
      <style:text-properties officeooo:rsid="05a6522d"/>
    </style:style>
    <style:style style:name="T33" style:family="text">
      <style:text-properties fo:color="#000000" loext:opacity="100%" style:font-name="Monospace" fo:font-size="12pt" fo:font-style="normal" fo:font-weight="normal" officeooo:rsid="05a6522d" style:font-name-asian="Noto Sans CJK SC Regular" style:font-size-asian="12pt" style:font-style-asian="normal" style:font-weight-asian="normal" style:font-name-complex="Nachlieli CLM" style:font-size-complex="16pt" style:font-style-complex="normal" style:font-weight-complex="normal"/>
    </style:style>
    <style:style style:name="T34" style:family="text">
      <style:text-properties fo:color="#000000" loext:opacity="100%" style:font-name="Monospace" fo:font-size="12pt" fo:font-style="normal" fo:font-weight="normal" officeooo:rsid="05d785ef" style:font-name-asian="Noto Sans CJK SC Regular" style:font-size-asian="12pt" style:font-style-asian="normal" style:font-weight-asian="normal" style:font-name-complex="Nachlieli CLM" style:font-size-complex="16pt" style:font-style-complex="normal" style:font-weight-complex="normal"/>
    </style:style>
    <style:style style:name="T35" style:family="text">
      <style:text-properties fo:color="#000000" loext:opacity="100%" style:font-name="Monospace" fo:font-size="12pt" fo:font-style="normal" fo:font-weight="normal" officeooo:rsid="05dcd111" style:font-name-asian="Noto Sans CJK SC Regular" style:font-size-asian="12pt" style:font-style-asian="normal" style:font-weight-asian="normal" style:font-name-complex="Nachlieli CLM" style:font-size-complex="16pt" style:font-style-complex="normal" style:font-weight-complex="normal"/>
    </style:style>
    <style:style style:name="T36" style:family="text">
      <style:text-properties fo:color="#000000" loext:opacity="100%" style:font-name="Monospace" fo:font-size="12pt" fo:font-style="normal" fo:font-weight="normal" officeooo:rsid="05b43595" style:font-name-asian="Noto Sans CJK SC Regular" style:font-size-asian="12pt" style:font-style-asian="normal" style:font-weight-asian="normal" style:font-name-complex="Nachlieli CLM" style:font-size-complex="16pt" style:font-style-complex="normal" style:font-weight-complex="normal"/>
    </style:style>
    <style:style style:name="T37" style:family="text">
      <style:text-properties fo:color="#000000" loext:opacity="100%" style:font-name="Monospace" fo:font-size="12pt" fo:font-style="normal" fo:font-weight="normal" officeooo:rsid="05cd8485" style:font-name-asian="Noto Sans CJK SC Regular" style:font-size-asian="12pt" style:font-style-asian="normal" style:font-weight-asian="normal" style:font-name-complex="Nachlieli CLM" style:font-size-complex="16pt" style:font-style-complex="normal" style:font-weight-complex="normal"/>
    </style:style>
    <style:style style:name="T38" style:family="text">
      <style:text-properties fo:color="#000000" loext:opacity="100%" style:font-name="Monospace" fo:font-size="12pt" fo:font-style="normal" fo:font-weight="normal" officeooo:rsid="05d610ef" style:font-name-asian="Noto Sans CJK SC Regular" style:font-size-asian="12pt" style:font-style-asian="normal" style:font-weight-asian="normal" style:font-name-complex="Nachlieli CLM" style:font-size-complex="16pt" style:font-style-complex="normal" style:font-weight-complex="normal"/>
    </style:style>
    <style:style style:name="T39" style:family="text">
      <style:text-properties fo:color="#000000" loext:opacity="100%" style:font-name="Monospace" fo:font-size="12pt" fo:font-style="normal" fo:font-weight="normal" officeooo:rsid="05ba2bff" style:font-name-asian="Noto Sans CJK SC Regular" style:font-size-asian="12pt" style:font-style-asian="normal" style:font-weight-asian="normal" style:font-name-complex="Nachlieli CLM" style:font-size-complex="16pt" style:font-style-complex="normal" style:font-weight-complex="normal"/>
    </style:style>
    <style:style style:name="T40" style:family="text">
      <style:text-properties officeooo:rsid="05dcd111"/>
    </style:style>
    <style:style style:name="T41" style:family="text">
      <style:text-properties officeooo:rsid="05da5a3f"/>
    </style:style>
    <style:style style:name="T42" style:family="text">
      <style:text-properties officeooo:rsid="05ddc49b"/>
    </style:style>
    <style:style style:name="T43" style:family="text">
      <style:text-properties style:font-name="Monospace" style:font-size-asian="10.5pt" style:font-name-complex="David CLM1" style:font-weight-complex="normal"/>
    </style:style>
    <style:style style:name="T44" style:family="text">
      <style:text-properties style:font-name="Monospace" officeooo:rsid="05ddc49b" style:font-size-asian="10.5pt" style:font-name-complex="David CLM1" style:font-weight-complex="normal"/>
    </style:style>
    <style:style style:name="T45" style:family="text">
      <style:text-properties style:font-name="Monospace" officeooo:rsid="05de1f54" style:font-size-asian="10.5pt" style:font-name-complex="David CLM1" style:font-weight-complex="normal"/>
    </style:style>
    <style:style style:name="T46" style:family="text">
      <style:text-properties style:font-name="Monospace" officeooo:rsid="05e014c5" style:font-size-asian="10.5pt" style:font-name-complex="David CLM1" style:font-weight-complex="normal"/>
    </style:style>
    <style:style style:name="T47" style:family="text">
      <style:text-properties style:font-name="Monospace" officeooo:rsid="05b5e90d" style:font-size-asian="10.5pt" style:font-name-complex="David CLM1" style:font-weight-complex="normal"/>
    </style:style>
    <style:style style:name="T48" style:family="text">
      <style:text-properties style:font-name="Monospace" officeooo:rsid="05b43595" style:font-size-asian="10.5pt" style:font-name-complex="David CLM1" style:font-weight-complex="normal"/>
    </style:style>
    <style:style style:name="T49" style:family="text">
      <style:text-properties style:font-name="Monospace" officeooo:rsid="05ce8ca5" style:font-size-asian="10.5pt" style:font-name-complex="David CLM1" style:font-weight-complex="normal"/>
    </style:style>
    <style:style style:name="T50" style:family="text">
      <style:text-properties style:font-name="Monospace" officeooo:rsid="05b88787" style:font-size-asian="10.5pt" style:font-name-complex="David CLM1" style:font-weight-complex="normal"/>
    </style:style>
    <style:style style:name="T51" style:family="text">
      <style:text-properties style:font-name="Monospace" officeooo:rsid="05cb09ca" style:font-size-asian="10.5pt" style:font-name-complex="David CLM1" style:font-weight-complex="normal"/>
    </style:style>
    <style:style style:name="T52" style:family="text">
      <style:text-properties style:font-name="Monospace" officeooo:rsid="05c9cc92" style:font-size-asian="10.5pt" style:font-name-complex="David CLM1" style:font-weight-complex="normal"/>
    </style:style>
    <style:style style:name="T53" style:family="text">
      <style:text-properties style:font-name="Monospace" officeooo:rsid="05cbe994" style:font-size-asian="10.5pt" style:font-name-complex="David CLM1" style:font-weight-complex="normal"/>
    </style:style>
    <style:style style:name="T54" style:family="text">
      <style:text-properties officeooo:rsid="052623dc"/>
    </style:style>
    <style:style style:name="T55" style:family="text">
      <style:text-properties officeooo:rsid="05b43595"/>
    </style:style>
    <style:style style:name="T56" style:family="text">
      <style:text-properties officeooo:rsid="05cd8485"/>
    </style:style>
    <style:style style:name="T57" style:family="text">
      <style:text-properties officeooo:rsid="05b55798"/>
    </style:style>
    <style:style style:name="T58" style:family="text">
      <style:text-properties officeooo:rsid="05ce8ca5"/>
    </style:style>
    <style:style style:name="T59" style:family="text">
      <style:text-properties officeooo:rsid="05b6b1a6"/>
    </style:style>
    <style:style style:name="T60" style:family="text">
      <style:text-properties officeooo:rsid="0592d04b"/>
    </style:style>
    <style:style style:name="T61" style:family="text">
      <style:text-properties officeooo:rsid="05953b78"/>
    </style:style>
    <style:style style:name="T62" style:family="text">
      <style:text-properties officeooo:rsid="05cbe994"/>
    </style:style>
    <style:style style:name="T63" style:family="text">
      <style:text-properties officeooo:rsid="053d3269"/>
    </style:style>
    <style:style style:name="T64" style:family="text">
      <style:text-properties officeooo:rsid="05470a17"/>
    </style:style>
    <style:style style:name="T65" style:family="text">
      <style:text-properties officeooo:rsid="0580b830"/>
    </style:style>
    <style:style style:name="T66" style:family="text">
      <style:text-properties officeooo:rsid="057f763a"/>
    </style:style>
    <style:style style:name="T67" style:family="text">
      <style:text-properties officeooo:rsid="05867513"/>
    </style:style>
    <style:style style:name="T68" style:family="text">
      <style:text-properties officeooo:rsid="05a30ee8"/>
    </style:style>
    <style:style style:name="T69" style:family="text">
      <style:text-properties officeooo:rsid="05a8ffe8"/>
    </style:style>
    <style:style style:name="T70" style:family="text">
      <style:text-properties officeooo:rsid="05c02d6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span text:style-name="T1">מטלה</text:span> –<text:span text:style-name="T2"> אלגוריתמים למיקסום רווח</text:span></text:h>
      <text:p text:style-name="P21">שאלה 1<text:span text:style-name="T32">א</text:span>: <text:span text:style-name="T12">מכרז מסובסד</text:span></text:p>
      <text:p text:style-name="P12">אתם קבלני-בניין ובזה הרגע סיימתם לבנות דירה. אתם מעוניינים למכור אותה באופן שיעשה אתכם <text:span text:style-name="T5">כמה שיותר עשירים (בתוחלת).</text:span></text:p>
      <text:p text:style-name="P12">יש הרבה קונים פוטנציאליים, וכל קונה מייחס לדירה ערך שונה. מסקר-שוק שביצעתם, התברר שהתפלגות הערכים באוכלוסיה היא התפלגות אחידה בין <text:span text:style-name="T13">0</text:span> ל-<text:span text:style-name="T13">1000</text:span> [באלפי ש"ח].</text:p>
      <text:p text:style-name="P12">קונים צעירים במיוחד או מבוגרים במיוחד מזכים את הקבלן בהשתתפות ממשרד השיכון באופן הבא:</text:p>
      <text:list xml:id="list1038021002" text:style-name="WWNum2">
        <text:list-item>
          <text:p text:style-name="P39">קבלן המוכר דירה לקונה בן 20 ומטה - מקבל ממשרד השיכון <text:span text:style-name="T13">100 אלף ש”ח</text:span>.</text:p>
        </text:list-item>
        <text:list-item>
          <text:p text:style-name="P39">קבלן המוכר דירה לקונה בן 60 ומעלה - מקבל ממשרד השיכון <text:span text:style-name="T13">150 אלף ש”ח.</text:span></text:p>
        </text:list-item>
      </text:list>
      <text:p text:style-name="P12"><text:bookmark-start text:name="__DdeLink__1328_1548266585"/>תארו <text:span text:style-name="T6">מכרז</text:span> אמיתי שימקסם את תוחלת הרווח שלכם. כיתבו את <text:span text:style-name="T10">המכרז בפייתון. </text:span><text:s/>הניחו שקיימת המחלקה הבאה המייצגת קונה פוטנציאלי<text:bookmark-end text:name="__DdeLink__1328_1548266585"/>; ניתן להוסיף לה <text:span text:style-name="T14">שדות ושיטות</text:span> לפי הצורך.</text:p>
      <text:p text:style-name="P15"><text:span text:style-name="T8">def</text:span> Buyer:</text:p>
      <text:p text:style-name="P15"><text:tab/>age:<text:span text:style-name="T8"> int</text:span> <text:s text:c="3"/>// גיל בשנים</text:p>
      <text:p text:style-name="P15"><text:tab/><text:span text:style-name="T8">value:</text:span> <text:span text:style-name="T8">int</text:span> <text:s/>// ערך באלפי ש"ח</text:p>
      <text:p text:style-name="P15"/>
      <text:p text:style-name="P12">כותרת הפונקציה המבצעת את <text:span text:style-name="T15">המכרז</text:span>:</text:p>
      <text:p text:style-name="P16"><text:span text:style-name="T9">def</text:span> <text:span text:style-name="T9">sell_house</text:span>(buyers: <text:span text:style-name="T9">List[Buyer]</text:span>): … </text:p>
      <text:p text:style-name="P10"/>
      <text:p text:style-name="P22">שאלה <text:span text:style-name="T33">1ב</text:span>: <text:span text:style-name="T31">מכרז עם תמיכה</text:span></text:p>
      <text:p text:style-name="P13">אתם קבלני-בניין ובזה הרגע סיימתם לבנות דירה. אתם מעוניינים למכור אותה באופן שיעשה אתכם <text:span text:style-name="T5">כמה שיותר עשירים (בתוחלת).</text:span></text:p>
      <text:p text:style-name="P13">יש הרבה קונים פוטנציאליים, וכל קונה מייחס לדירה ערך שונה. מסקר-שוק שביצעתם, התברר שהתפלגות הערכים באוכלוסיה היא התפלגות אחידה בין <text:span text:style-name="T11">500</text:span> ל-1<text:span text:style-name="T11">5</text:span>00 [באלפי ש"ח].</text:p>
      <text:p text:style-name="P13">קונים צעירים במיוחד או מבוגרים במיוחד מזכים את הקבלן בהשתתפות ממשרד השיכון באופן הבא:</text:p>
      <text:list xml:id="list155021514965326" text:continue-numbering="true" text:style-name="WWNum2">
        <text:list-item>
          <text:p text:style-name="P40">קבלן המוכר דירה לקונה בן 20 ומטה - מקבל ממשרד השיכון <text:span text:style-name="T11">10% ממחיר הקניה</text:span>.</text:p>
        </text:list-item>
        <text:list-item>
          <text:p text:style-name="P40">קבלן המוכר דירה לקונה בן 60 ומעלה - מקבל ממשרד השיכון <text:span text:style-name="T11">20% ממחיר הקניה.</text:span></text:p>
        </text:list-item>
      </text:list>
      <text:p text:style-name="P13"><text:bookmark-start text:name="__DdeLink__1328_15482665851"/>תארו <text:span text:style-name="T6">מכרז</text:span> אמיתי שימקסם את תוחלת הרווח שלכם. כיתבו את <text:span text:style-name="T10">המכרז </text:span>בפסאודו-קוד <text:span text:style-name="T10">והדגימו אותו.</text:span></text:p>
      <text:p text:style-name="P14"><text:bookmark-end text:name="__DdeLink__1328_15482665851"/></text:p>
      <text:p text:style-name="P14"/>
      <text:p text:style-name="P10"><text:soft-page-break/>שאלה <text:span text:style-name="T7">2</text:span>: <text:span text:style-name="T3">מיקסום רווח עם ברירת-מחדל</text:span></text:p>
      <text:p text:style-name="P3">מצאתם ברחוב ציור עתיק. בחנות יד שניה הציעו לכם עבורו X ש"ח. אתם רוצים להשיג סכום גבוה יותר ע"י מכירה לאספן עתיקות ידוע, שהערך שלו לציור מתפלג לפי פונקציה F. </text:p>
      <text:p text:style-name="P4">תארו מנגנון אמיתי הממקסם את הרווח שלכם ממכירת הציור. שימו לב - המנגנון תלוי <text:span text:style-name="T4">ב-</text:span>F וגם <text:span text:style-name="T4">ב-</text:span>X.</text:p>
      <text:p text:style-name="P4"/>
      <text:p text:style-name="P11">שאלה <text:span text:style-name="T16">5</text:span>: <text:span text:style-name="T17">ערך וירטואלי בהתפלגות אחידה</text:span></text:p>
      <text:p text:style-name="P5">נניח שהערך של קונה מסויים מתפלג אחיד בין a ל- b<text:span text:style-name="T18"> (שני פרמטרים חיוביים).</text:span></text:p>
      <text:p text:style-name="P5">א. כיתבו ביטוי לפונקציית הערך הוירטואלי של הקונה<text:span text:style-name="T19">, r(v), כפונקציה של a,b.</text:span></text:p>
      <text:p text:style-name="P5">ב. כיתבו ביטוי למחיר האופטימלי למכירת חפץ כלשהו לקונה זה.</text:p>
      <text:p text:style-name="P6">ג. כיתבו ביטוי לתוחלת הרווח של המוכר כאשר הוא משתמש במחיר האופטימלי. </text:p>
      <text:p text:style-name="P6"/>
      <text:p text:style-name="P6"/>
      <text:p text:style-name="P26"/>
      <text:p text:style-name="P20"/>
      <text:p text:style-name="P47"/>
      <text:p text:style-name="P47"/>
      <text:p text:style-name="P25">שאלה <text:span text:style-name="T40">1</text:span>: <text:span text:style-name="T34">הנחה לחיילים</text:span></text:p>
      <text:p text:style-name="P41"><text:span text:style-name="T41">אתם עוסקים בשיווק כרטיסים למופעים. </text:span><text:span text:style-name="T42">מטרתכם היא למקסם את הרווח שלכם</text:span><text:span text:style-name="T41">. </text:span><text:span text:style-name="T42">ס</text:span><text:span text:style-name="T44">קר סטטיסטי שביצעתם גילה, שהערכים של צרכנים שונים מתפלגים באופן הבא:</text:span></text:p>
      <text:list xml:id="list1561766041" text:style-name="L2">
        <text:list-item>
          <text:p text:style-name="P42">חיילים – התפלגות אחידה בין low1 ל high1;</text:p>
        </text:list-item>
        <text:list-item>
          <text:p text:style-name="P42">אזרחים – התפלגות אחידה בין low2 ל high2.</text:p>
        </text:list-item>
      </text:list>
      <text:p text:style-name="P43">נתון ש:</text:p>
      <text:list xml:id="list3203393708" text:style-name="L4">
        <text:list-item>
          <text:p text:style-name="P49">high2 &gt; high1 &gt; low2 &gt; low1 &gt; 0</text:p>
        </text:list-item>
      </text:list>
      <text:p text:style-name="P41"><text:span text:style-name="T44">כתבו ביטוי למחיר הכרטיס </text:span><text:span text:style-name="T45">לחיילים ולאזרחים, כפונקציה של הפרמטרים<text:line-break/> low1,low2,high1,high2.</text:span></text:p>
      <text:p text:style-name="P44"><text:span text:style-name="T43">הניחו שמכירת כרטיס מתבצעת לכל קונה בנפרד, בשיטת מכרז מאירסון </text:span><text:span text:style-name="T46">ל</text:span><text:span text:style-name="T43">קונה אחד.</text:span></text:p>
      <text:p text:style-name="P24"/>
      <text:p text:style-name="P27"><text:span text:style-name="T54">שאלה </text:span><text:span text:style-name="T35">2</text:span><text:span text:style-name="T54">: </text:span><text:span text:style-name="T36">מכרז </text:span><text:span text:style-name="T37">ממקסם רווח ב</text:span><text:span text:style-name="T36">שפת פייתון</text:span></text:p>
      <text:p text:style-name="P28"><text:span text:style-name="T47">נתונה המחלקה הבאה, </text:span><text:span text:style-name="T48">המייצגת התפלגות אחידה בין low לבין high:</text:span></text:p>
      <text:p text:style-name="P51"><text:soft-page-break/>class Uniform:</text:p>
      <text:p text:style-name="P52"><text:span text:style-name="T55"><text:tab/></text:span><text:span text:style-name="T48">low</text:span><text:span text:style-name="T55">: float</text:span></text:p>
      <text:p text:style-name="P50"><text:tab/>high: float</text:p>
      <text:p text:style-name="P38"><text:span text:style-name="T55">אתם </text:span><text:span text:style-name="T56">רוצים לבצע </text:span><text:span text:style-name="T55">מכרז </text:span><text:span text:style-name="T56">ממקסם-רווח בשיטת מאירסון, למכירת</text:span><text:span text:style-name="T55"> חפץ אחד.</text:span></text:p>
      <text:p text:style-name="P38"><text:span text:style-name="T56">א. כיתבו פונקציה המבצעת </text:span><text:span text:style-name="T49">את המכרז </text:span><text:span text:style-name="T56">לקונה אחד:</text:span></text:p>
      <text:p text:style-name="P51">def <text:span text:style-name="T57">max_revenue_auction(</text:span></text:p>
      <text:p text:style-name="P51"><text:span text:style-name="T57"><text:tab/>agent1: Uniform, </text:span><text:span text:style-name="T56">v</text:span><text:span text:style-name="T57">alue1: float</text:span><text:span text:style-name="T56">)</text:span><text:span text:style-name="T57">: ...</text:span></text:p>
      <text:p text:style-name="P41"><text:span text:style-name="T50">בדקו את הפונקציה שכתבתם</text:span><text:span text:style-name="T57"> בעזרת doctest.</text:span></text:p>
      <text:p text:style-name="P41"/>
      <text:p text:style-name="P38"><text:span text:style-name="T56">* </text:span><text:span text:style-name="T58">ב</text:span><text:span text:style-name="T56">. כיתבו פונקציה המבצעת </text:span><text:span text:style-name="T49">את המכרז לשני קונים</text:span><text:span text:style-name="T56">:</text:span></text:p>
      <text:p text:style-name="P51">def <text:span text:style-name="T57">max_revenue_auction(</text:span></text:p>
      <text:p text:style-name="P53"><text:tab/>agent1: Uniform, agent2: Uniform, </text:p>
      <text:p text:style-name="P53"><text:tab/>value1: float, value2: float): ...</text:p>
      <text:p text:style-name="P45"><text:span text:style-name="T50">בדקו את הפונקציה שכתבתם</text:span> בעזרת doctest.</text:p>
      <text:p text:style-name="P45">הפונקציה צריכה לכתוב מי הזוכה (אם יש), וכמה הוא משלם, <text:span text:style-name="T59">למשל:</text:span></text:p>
      <text:p text:style-name="P54">Agent 1 wins and pays 30</text:p>
      <text:p text:style-name="P46">או:</text:p>
      <text:p text:style-name="P54">No agent wins</text:p>
      <text:p text:style-name="P27"/>
      <text:p text:style-name="P27">* שאלה <text:span text:style-name="T35">3</text:span>: <text:span text:style-name="T60">מי נושא בנטל המס?</text:span></text:p>
      <text:p text:style-name="P33">מוכר מעוניין למכור חפץ אחד לקונה אחד ולמקסם את הרווח שלו. התפלגות הערך של הקונה אחידה בין 10 ל-30 <text:span text:style-name="T61">ש"ח.</text:span></text:p>
      <text:p text:style-name="P38"><text:span text:style-name="T60">א. הממשלה מטילה </text:span><text:span text:style-name="T62">על הקונה </text:span><text:span text:style-name="T60">מס </text:span><text:span text:style-name="T62">בגובה של </text:span><text:span text:style-name="T51">50</text:span><text:span text:style-name="T52">%</text:span><text:span text:style-name="T61"> </text:span><text:span text:style-name="T53">ממחיר הקניה</text:span><text:span text:style-name="T60">. מהו המכרז הממקסם את תוחלת הרווח של המוכר? מהי תוחלת הרווח של המוכר? ומהי תוחלת </text:span><text:span text:style-name="T31">התועלת</text:span><text:span text:style-name="T60"> של הקונה?</text:span></text:p>
      <text:p text:style-name="P38"><text:span text:style-name="T60">ב. הממשלה מטילה </text:span><text:span text:style-name="T62">על המוכר </text:span><text:span text:style-name="T60">מס </text:span><text:span text:style-name="T62">בגובה של </text:span><text:span text:style-name="T51">50</text:span><text:span text:style-name="T52">% </text:span><text:span text:style-name="T53">ממחיר המכירה</text:span><text:span text:style-name="T60">. מהו המכרז הממקסם את תוחלת הרווח של המוכר? מהי תוחלת הרווח של המוכר? ומהי תוחלת </text:span><text:span text:style-name="T31">התועלת</text:span><text:span text:style-name="T60"> של הקונה?</text:span></text:p>
      <text:p text:style-name="P34"/>
      <text:p text:style-name="P25"><text:soft-page-break/>שאלה<text:span text:style-name="T63"> </text:span><text:span text:style-name="T38">4</text:span>: <text:span text:style-name="T64">מכרז אופטימלי לקנייה</text:span></text:p>
      <text:p text:style-name="P35">אתם מנהלים את מחלקת הרכש ברכבת ישראל. <text:span text:style-name="T65">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35"><text:span text:style-name="T66">הנהלת הרכבת מעריכה, שה</text:span>תועלת <text:span text:style-name="T67">שתפיק מהקרון </text:span>היא <text:span text:style-name="T66">U (מספר ידוע - נניח מיליארד ש"ח).</text:span></text:p>
      <text:p text:style-name="P36">תארו מנגנון אמיתי לקניית קרון, שבו תוחלת התועלת של רכבת-ישראל תהיה מקסימלית.</text:p>
      <text:p text:style-name="P32"/>
      <text:p text:style-name="P27"><text:span text:style-name="T54">שאלה </text:span><text:span text:style-name="T39">5</text:span><text:span text:style-name="T54">: </text:span><text:span text:style-name="T68">מציאת מסלול רווחי ביותר</text:span></text:p>
      <text:p text:style-name="P37">נתון גרף קשיר לא מכוון <text:span text:style-name="T69">עם משקלים על הקשתות. </text:span>אנחנו רוצים למצוא מסלול בין <text:span text:style-name="T69">שני צמתים נתונים (בין </text:span>צומת א לצומת ב<text:span text:style-name="T69">).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28">תוחלת הרווח </text:span><text:span text:style-name="T69">שלנו; הדגימו על גרף </text:span><text:span text:style-name="T70">מלא </text:span><text:span text:style-name="T69">עם 4 צמתים </text:span><text:span text:style-name="T70">ו-6 קשתות.</text:span></text:p>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01T15:50:19.319000000</dc:date>
    <meta:editing-duration>P10DT16H1M12S</meta:editing-duration>
    <meta:editing-cycles>1297</meta:editing-cycles>
    <meta:document-statistic meta:table-count="0" meta:image-count="0" meta:object-count="0" meta:page-count="4" meta:paragraph-count="67" meta:word-count="783" meta:character-count="4372" meta:non-whitespace-character-count="3643"/>
  </office:meta>
</office:document-meta>
</file>